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2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style:font-size-asian="14pt" style:font-size-complex="14pt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4pt" style:font-size-asian="14pt" style:font-size-complex="14pt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4pt" style:font-size-asian="14pt" style:font-size-complex="14pt"/>
    </style:style>
    <style:style style:name="P10" style:family="paragraph" style:parent-style-name="Standard" style:list-style-name="L4">
      <style:paragraph-properties fo:text-align="start" style:justify-single-word="false">
        <style:tab-stops/>
      </style:paragraph-properties>
      <style:text-properties fo:font-size="14pt" style:font-size-asian="14pt" style:font-size-complex="14pt"/>
    </style:style>
    <style:style style:name="P11" style:family="paragraph" style:parent-style-name="Standard" style:list-style-name="L5">
      <style:paragraph-properties fo:text-align="start" style:justify-single-word="false"/>
      <style:text-properties fo:font-size="14pt" style:font-size-asian="14pt" style:font-size-complex="14pt"/>
    </style:style>
    <style:style style:name="P12" style:family="paragraph" style:parent-style-name="Standard" style:master-page-name="">
      <style:paragraph-properties fo:margin-left="0.318cm" fo:margin-right="0cm" fo:text-align="start" style:justify-single-word="false" fo:text-indent="0cm" style:auto-text-indent="false" style:page-number="auto"/>
      <style:text-properties fo:font-size="14pt" style:font-size-asian="14pt" style:font-size-complex="14pt"/>
    </style:style>
    <style:style style:name="P13" style:family="paragraph" style:parent-style-name="Standard">
      <style:paragraph-properties fo:margin-left="0.318cm" fo:margin-right="0cm" fo:text-align="start" style:justify-single-word="false" fo:text-indent="0cm" style:auto-text-indent="false"/>
      <style:text-properties fo:font-size="14pt" style:font-size-asian="14pt" style:font-size-complex="14pt"/>
    </style:style>
    <style:style style:name="P14" style:family="paragraph" style:parent-style-name="Standard" style:master-page-name="">
      <style:paragraph-properties fo:margin-left="0.318cm" fo:margin-right="0cm" fo:text-align="start" style:justify-single-word="false" fo:text-indent="0cm" style:auto-text-indent="false" style:page-number="auto"/>
      <style:text-properties fo:font-size="14pt" style:font-size-asian="14pt" style:font-size-complex="14pt"/>
    </style:style>
    <style:style style:name="P15" style:family="paragraph" style:parent-style-name="Standard" style:master-page-name="">
      <style:paragraph-properties fo:margin-left="0.529cm" fo:margin-right="0cm" fo:text-align="start" style:justify-single-word="false" fo:text-indent="0cm" style:auto-text-indent="false" style:page-number="auto"/>
      <style:text-properties fo:font-size="14pt" style:font-size-asian="14pt" style:font-size-complex="14pt"/>
    </style:style>
    <style:style style:name="P16" style:family="paragraph" style:parent-style-name="Standard" style:master-page-name="">
      <style:paragraph-properties fo:margin-left="0.529cm" fo:margin-right="0cm" fo:text-align="start" style:justify-single-word="false" fo:text-indent="0cm" style:auto-text-indent="false" style:page-number="auto">
        <style:tab-stops/>
      </style:paragraph-properties>
      <style:text-properties fo:font-size="14pt" style:font-size-asian="14pt" style:font-size-complex="14pt"/>
    </style:style>
    <style:style style:name="P17" style:family="paragraph" style:parent-style-name="Standard">
      <style:paragraph-properties fo:margin-left="0.529cm" fo:margin-right="0cm" fo:text-align="start" style:justify-single-word="false" fo:text-indent="0cm" style:auto-text-indent="false"/>
      <style:text-properties fo:font-size="14pt" style:font-size-asian="14pt" style:font-size-complex="14pt"/>
    </style:style>
    <style:style style:name="P18" style:family="paragraph" style:parent-style-name="Standard">
      <style:paragraph-properties fo:margin-left="0.529cm" fo:margin-right="0cm" fo:text-align="start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19" style:family="paragraph" style:parent-style-name="Standard">
      <style:paragraph-properties fo:margin-left="0.529cm" fo:margin-right="0cm" fo:text-align="start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20" style:family="paragraph" style:parent-style-name="Standard" style:master-page-name="">
      <style:paragraph-properties fo:margin-left="0.556cm" fo:margin-right="0cm" fo:text-align="start" style:justify-single-word="false" fo:text-indent="0cm" style:auto-text-indent="false" style:page-number="auto"/>
      <style:text-properties fo:font-size="14pt" style:font-size-asian="14pt" style:font-size-complex="14pt"/>
    </style:style>
    <style:style style:name="P21" style:family="paragraph" style:parent-style-name="Standard" style:master-page-name="">
      <style:paragraph-properties fo:margin-left="0.344cm" fo:margin-right="0cm" fo:text-align="start" style:justify-single-word="false" fo:text-indent="0cm" style:auto-text-indent="false" style:page-number="auto"/>
      <style:text-properties fo:font-size="14pt" style:font-size-asian="14pt" style:font-size-complex="14pt"/>
    </style:style>
    <style:style style:name="P22" style:family="paragraph" style:parent-style-name="Standard">
      <style:paragraph-properties fo:margin-left="0.344cm" fo:margin-right="0cm" fo:text-align="start" style:justify-single-word="false" fo:text-indent="0cm" style:auto-text-indent="false"/>
      <style:text-properties fo:font-size="14pt" style:font-size-asian="14pt" style:font-size-complex="14pt"/>
    </style:style>
    <style:style style:name="P23" style:family="paragraph" style:parent-style-name="Standard" style:master-page-name="">
      <style:paragraph-properties fo:margin-left="0.397cm" fo:margin-right="0cm" fo:text-align="start" style:justify-single-word="false" fo:text-indent="0cm" style:auto-text-indent="false" style:page-number="auto"/>
      <style:text-properties fo:font-size="14pt" style:font-size-asian="14pt" style:font-size-complex="14pt"/>
    </style:style>
    <style:style style:name="P24" style:family="paragraph" style:parent-style-name="Standard">
      <style:paragraph-properties fo:margin-left="0.397cm" fo:margin-right="0cm" fo:text-align="start" style:justify-single-word="false" fo:text-indent="0cm" style:auto-text-indent="false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26cm" fo:text-indent="-0.635cm" fo:margin-left="1.82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635cm" fo:margin-left="1.7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23cm" fo:text-indent="-0.635cm" fo:margin-left="1.9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58cm" fo:text-indent="-0.635cm" fo:margin-left="2.5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93cm" fo:text-indent="-0.635cm" fo:margin-left="3.1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28cm" fo:text-indent="-0.635cm" fo:margin-left="3.8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63cm" fo:text-indent="-0.635cm" fo:margin-left="4.4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98cm" fo:text-indent="-0.635cm" fo:margin-left="5.0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33cm" fo:text-indent="-0.635cm" fo:margin-left="5.7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68cm" fo:text-indent="-0.635cm" fo:margin-left="6.3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03cm" fo:text-indent="-0.635cm" fo:margin-left="7.0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38cm" fo:text-indent="-0.635cm" fo:margin-left="7.638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/text:p>
      <text:p text:style-name="P2">REMORA</text:p>
      <text:p text:style-name="P2"/>
      <text:p text:style-name="P3">resources:</text:p>
      <text:list xml:id="list2768435830183802539" text:style-name="L1">
        <text:list-item>
          <text:p text:style-name="P4"><text:a xlink:type="simple" xlink:href="http://www.lsis.org/groplan/papers/groplanReport_missionMalta_v1-comex.pdf" text:style-name="Internet_20_link" text:visited-style-name="Visited_20_Internet_20_Link"><text:span text:style-name="T1">http://www.lsis.org/groplan/papers/groplanReport_missionMalta_v1-comex.pdf</text:span></text:a></text:p>
        </text:list-item>
        <text:list-item>
          <text:p text:style-name="P4"><text:a xlink:type="simple" xlink:href="https://www.dailymotion.com/video/x3rw14" text:style-name="Internet_20_link" text:visited-style-name="Visited_20_Internet_20_Link"><text:span text:style-name="T1">https://www.dailymotion.com/video/x3rw14</text:span></text:a></text:p>
        </text:list-item>
        <text:list-item>
          <text:p text:style-name="P4"><text:a xlink:type="simple" xlink:href="https://books.google.it/books?id=o8JwDwAAQBAJ&amp;lpg=PA274&amp;ots=fJ1lq1GK9u&amp;dq=remora%20comex%202000%20how%20to%20pilot&amp;hl=it&amp;pg=PA274#v=onepage&amp;q&amp;f=false" text:style-name="Internet_20_link" text:visited-style-name="Visited_20_Internet_20_Link"><text:span text:style-name="T1">https://books.google.it/books?id=o8JwDwAAQBAJ&amp;lpg=PA274&amp;ots=fJ1lq1GK9u&amp;dq=remora%20comex%202000%20how%20to%20pilot&amp;hl=it&amp;pg=PA274#v=onepage&amp;q&amp;f=false</text:span></text:a></text:p>
        </text:list-item>
        <text:list-item>
          <text:p text:style-name="P7"><text:a xlink:type="simple" xlink:href="https://mediathequedelamer.com/wp-content/uploads/la-cite-de-la-mer-fiches-colleges-engins-remora-2000.pdf" text:style-name="Internet_20_link" text:visited-style-name="Visited_20_Internet_20_Link">https://mediathequedelamer.com/wp-content/uploads/la-cite-de-la-mer-fiches-colleges-engins-remora-2000.pdf</text:a></text:p>
        </text:list-item>
        <text:list-item>
          <text:p text:style-name="P7"><text:a xlink:type="simple" xlink:href="https://mediathequedelamer.com/wp-content/uploads/la-cite-de-la-mer-fiches-primaires-engins-remora-2000.pdf" text:style-name="Internet_20_link" text:visited-style-name="Visited_20_Internet_20_Link">https://mediathequedelamer.com/wp-content/uploads/la-cite-de-la-mer-fiches-primaires-engins-remora-2000.pdf</text:a></text:p>
        </text:list-item>
        <text:list-item>
          <text:p text:style-name="P7"><text:a xlink:type="simple" xlink:href="https://www.helisimmer.com/how-to-fly-helicopters/helicopter-controls" text:style-name="Internet_20_link" text:visited-style-name="Visited_20_Internet_20_Link">https://www.helisimmer.com/how-to-fly-helicopters/helicopter-controls</text:a></text:p>
        </text:list-item>
        <text:list-item>
          <text:p text:style-name="P7"><text:a xlink:type="simple" xlink:href="https://www.helisimmer.com/how-to-fly-helicopters/how-controls-interact-with-each-other" text:style-name="Internet_20_link" text:visited-style-name="Visited_20_Internet_20_Link">https://www.helisimmer.com/how-to-fly-helicopters/how-controls-interact-with-each-other</text:a></text:p>
        </text:list-item>
      </text:list>
      <text:p text:style-name="P3"/>
      <text:p text:style-name="P3"/>
      <text:p text:style-name="P3">Dimensioni ed altre specifiche:</text:p>
      <text:p text:style-name="P21">Lunghezza: 3,40m</text:p>
      <text:p text:style-name="P22">Larghezza: 2,40m</text:p>
      <text:p text:style-name="P22">Altezza: 2,15m</text:p>
      <text:p text:style-name="P23">Profondità massima: 610m</text:p>
      <text:p text:style-name="P24">Peso: 5,3 tonnellate</text:p>
      <text:p text:style-name="P24">Diametro della sfera abitabile: 1,69m</text:p>
      <text:p text:style-name="P3"/>
      <text:p text:style-name="P3">Movimento: </text:p>
      <text:p text:style-name="P12">Il sommergibile è dotato di un totale di 5 propulsori ad elica e conferiscono un movimento di traslazione sugli assi X e Z, un movimento di rotazione sull'asse Z ed un minimo di traslazione su Y quando si effettua la rotazione su Z.</text:p>
      <text:p text:style-name="P13">È possibile che ci sia un'inclinazione sull'asse Y ma non è possibile un'inclinazione sull'asse X.</text:p>
      <text:p text:style-name="P13">La manovrabilità è stata definita molto simile a quella di un elicottero.</text:p>
      <text:p text:style-name="P3"/>
      <text:p text:style-name="P3">Comandi:</text:p>
      <text:p text:style-name="P21">C'è un pannello simile ad un pannello arcade con uno stick sulla destra e 7 diversi bottoni sulla sinistra.</text:p>
      <text:p text:style-name="P22">2 bottoni sono usati per salire e scendere. I restanti sembrano servire per la gestione dei fari.<text:line-break/>Lo stick funziona da controller per il movimento</text:p>
      <text:p text:style-name="P3"/>
      <text:p text:style-name="P3">Roba aggiuntiva: </text:p>
      <text:p text:style-name="P3"/>
      <text:p text:style-name="P12"><text:soft-page-break/>I propulsori sono statici e non si muovono.<text:line-break/>I fari si muovono attraverso l'uso di alcuni bracci meccanici (o così sembra)</text:p>
      <text:p text:style-name="P13">Data la struttura del remora 2000, non dovrebbe essere possibile far capovolgere il veicolo.</text:p>
      <text:p text:style-name="P13">Può avere 2 bracci idraulici con un diverso numero di assi (3 e 5) in caso servano in alcune spedizioni.</text:p>
      <text:p text:style-name="P13">Ha un sonar, un ecoscandaglio e diversi tipi di telecamere.</text:p>
      <text:p text:style-name="P3"><text:s/></text:p>
      <text:p text:style-name="P3">external resources: </text:p>
      <text:list xml:id="list42570723978432388" text:style-name="L2">
        <text:list-item>
          <text:p text:style-name="P5"><text:a xlink:type="simple" xlink:href="https://medium.com/@silviopiccolo/hci-and-user-experience-in-virtual-reality-c045ef1b1ffe" text:style-name="Internet_20_link" text:visited-style-name="Visited_20_Internet_20_Link"><text:span text:style-name="T1">https://medium.com/@silviopiccolo/hci-and-user-experience-in-virtual-reality-c045ef1b1ffe</text:span></text:a></text:p>
        </text:list-item>
        <text:list-item>
          <text:p text:style-name="P8"><text:a xlink:type="simple" xlink:href="https://otik.uk.zcu.cz/bitstream/11025/896/1/Chevaldonne.pdf" text:style-name="Internet_20_link" text:visited-style-name="Visited_20_Internet_20_Link">https://otik.uk.zcu.cz/bitstream/11025/896/1/Chevaldonne.pdf</text:a></text:p>
        </text:list-item>
      </text:list>
      <text:p text:style-name="P3"/>
      <text:p text:style-name="P3"/>
      <text:p text:style-name="P3">Implementazione:</text:p>
      <text:p text:style-name="P3"/>
      <text:p text:style-name="P15">Lo stick sembra essere octadirezionale e quindi sono possibili 8 tipi di movimenti differenti.</text:p>
      <text:p text:style-name="P17">Essendo la guida del sommergibile molto simile a quella di un elicottero, i movimenti sono relativamente simili ma con alcune differenze.</text:p>
      <text:p text:style-name="P20">Partiamo dai movimenti base del remora 2000:</text:p>
      <text:list xml:id="list7220577527217165124" text:style-name="L3">
        <text:list-item>
          <text:p text:style-name="P9">Su</text:p>
        </text:list-item>
        <text:list-item>
          <text:p text:style-name="P9">Giù</text:p>
        </text:list-item>
        <text:list-item>
          <text:p text:style-name="P9">Avanti</text:p>
        </text:list-item>
        <text:list-item>
          <text:p text:style-name="P9">Dietro</text:p>
        </text:list-item>
      </text:list>
      <text:p text:style-name="P16">E questi movimenti sono uguali anche per un elicottero, con l'eccezione che l'elicottero si inclina in diverse direzioni.</text:p>
      <text:p text:style-name="P18">I movimenti Su e Giù sono dati da dei pulsanti, o così sembra, invece Avanti ed Indietro sono dati dal movimento dello stick.</text:p>
      <text:p text:style-name="P18">A differenza di un elicottero, il remora 2000 non ha un movimento di strifing a destra o sinistra.</text:p>
      <text:p text:style-name="P18">Altri tipi di movimento del remora 2000:</text:p>
      <text:list xml:id="list1941825689396318909" text:style-name="L4">
        <text:list-item>
          <text:p text:style-name="P10">Rotazione verso destra</text:p>
        </text:list-item>
        <text:list-item>
          <text:p text:style-name="P10">Rotazione verso sinistra</text:p>
        </text:list-item>
      </text:list>
      <text:p text:style-name="P17">Avendo solo un propulsore ad elica dietro, la rotazione non è sul posto ma in un arco di 90° verso la direzione che si vuole con fulcro la parte anteriore del sommergibile.</text:p>
      <text:p text:style-name="P17">Essendo lo stick octadirezionale si possono avere anche dei movimenti combinati che non dovrebbero far nient'altro che far "driftare" il sommergibile.</text:p>
      <text:p text:style-name="P17">Altri tipi di movimenti combinati includono il salire e muoversi in una direzione (o combinazione di direzioni).</text:p>
      <text:p text:style-name="P17">Salire/Scendere e ruotare dovrebbe far ruotare il sommergibile sul posto siccome il fulcro dovrebbe spostarsi verso il centro, invece Salire/Scendere e andare avanti/indietro dovrebbe portare a delle inclinazioni.</text:p>
      <text:p text:style-name="P17"><text:soft-page-break/>Come ogni sommergibile o sottomarino, il remora 2000 ha un sistema di galleggiabilità che gli permette di rimanere relativamente stabile ad una certa profondità: quando si scende, i serbatoi di zavorra si riempiono d'acqua, quando si sale, si riempiono d'aria (con l'ausilio di un supplemento d'aria conservato nel sommergibile stesso ed è la stessa riserva d'aria per i passeggeri).</text:p>
      <text:p text:style-name="P17">I fari possono essere accesi e spenti a volere, quindi basterebbe implementare solo un pulsante che fa da switch.</text:p>
      <text:p text:style-name="P17">Uno schermo interno (come presente nel modello reale), può avere la funzione di far vedere cosa le diverse telecamere presenti mostrino, utilizzando un pulsante che cambia telecamera ad ogni click. </text:p>
      <text:p text:style-name="P17">Posizione telecamere:</text:p>
      <text:list xml:id="list3152379910183518995" text:style-name="L5">
        <text:list-item>
          <text:p text:style-name="P11">Sotto</text:p>
        </text:list-item>
        <text:list-item>
          <text:p text:style-name="P11">Dietro</text:p>
        </text:list-item>
        <text:list-item>
          <text:p text:style-name="P11">Sopr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8M9S</meta:editing-duration>
    <meta:editing-cycles>15</meta:editing-cycles>
    <meta:generator>OpenOffice/4.1.6$Win32 OpenOffice.org_project/416m1$Build-9790</meta:generator>
    <dc:date>2019-03-06T13:17:59.67</dc:date>
    <meta:document-statistic meta:table-count="0" meta:image-count="0" meta:object-count="0" meta:page-count="3" meta:paragraph-count="58" meta:word-count="565" meta:character-count="4182"/>
    <meta:user-defined meta:name="Info 1"/>
    <meta:user-defined meta:name="Info 2"/>
    <meta:user-defined meta:name="Info 3"/>
    <meta:user-defined meta:name="Info 4"/>
  </office:meta>
</office:document-meta>
</file>